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c0e9" officeooo:paragraph-rsid="0005c0e9"/>
    </style:style>
    <style:style style:name="P2" style:family="paragraph" style:parent-style-name="Standard">
      <style:text-properties officeooo:rsid="0006a2bc" officeooo:paragraph-rsid="0006a2bc"/>
    </style:style>
    <style:style style:name="P3" style:family="paragraph" style:parent-style-name="Standard">
      <style:text-properties fo:font-style="normal" officeooo:rsid="0005c0e9" officeooo:paragraph-rsid="0005c0e9" style:font-style-asian="normal" style:font-style-complex="normal"/>
    </style:style>
    <style:style style:name="P4" style:family="paragraph" style:parent-style-name="Standard">
      <style:text-properties fo:font-style="normal" officeooo:rsid="0006a2bc" officeooo:paragraph-rsid="0006a2bc" style:font-style-asian="normal" style:font-style-complex="normal"/>
    </style:style>
    <style:style style:name="P5" style:family="paragraph" style:parent-style-name="Standard">
      <style:text-properties fo:font-style="normal" officeooo:rsid="000871cf" officeooo:paragraph-rsid="000871cf" style:font-style-asian="normal" style:font-style-complex="normal"/>
    </style:style>
    <style:style style:name="P6" style:family="paragraph" style:parent-style-name="Standard">
      <style:text-properties fo:font-style="normal" officeooo:rsid="000b049d" officeooo:paragraph-rsid="000b049d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08a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Digitar ‘man <text:span text:style-name="T1">comando”, </text:span><text:span text:style-name="T2"><text:s/>sendo comando a palavra a ser procurada </text:span></text:p>
      <text:p text:style-name="P3"/>
      <text:p text:style-name="P3">2- ls ~</text:p>
      <text:p text:style-name="P3"/>
      <text:p text:style-name="P3">bin <text:s text:c="6"/>Documents <text:s text:c="4"/>minipro <text:s text:c="5"/>opt <text:s text:c="6"/>Public <text:s text:c="5"/>Videos</text:p>
      <text:p text:style-name="P3">Desktop <text:s text:c="2"/>Downloads <text:s text:c="4"/>mozilla.pdf <text:s/>PDS <text:s text:c="6"/>ssh_backup <text:s/>workshop</text:p>
      <text:p text:style-name="P3">Digitais <text:s/>gdalwmscache <text:s/>Music <text:s text:c="7"/>Pictures <text:s/>Templates</text:p>
      <text:p text:style-name="P3"/>
      <text:p text:style-name="P3">3- Através do comando ‘pwd’.</text:p>
      <text:p text:style-name="P3"/>
      <text:p text:style-name="P3">4- O comando ‘id’.</text:p>
      <text:p text:style-name="P3"/>
      <text:p text:style-name="P4">5- id gnegrini</text:p>
      <text:p text:style-name="P4"/>
      <text:p text:style-name="P2"><text:span text:style-name="T2">uid=1000(gnegrini) </text:span><text:span text:style-name="T3">gid=1000(gnegrini)</text:span><text:span text:style-name="T2"> groups=1000(gnegrini),24(cdrom),25(floppy),27(sudo),29(audio),30(dip),44(video),46(plugdev),108(netdev),114(bluetooth),118(scanner)</text:span></text:p>
      <text:p text:style-name="P4"/>
      <text:p text:style-name="P5">6. <text:span text:style-name="T4">Diretorios visitados utilizando cd</text:span></text:p>
      <text:p text:style-name="P5"/>
      <text:p text:style-name="P5">7.</text:p>
      <text:p text:style-name="P5"/>
      <text:p text:style-name="P5">8. <text:span text:style-name="T4">-a mostra todos os arquivos (incluindo os ocultos) e -l mostra informações sobre permissoes sobre o arquivo e data</text:span></text:p>
      <text:p text:style-name="P5"/>
      <text:p text:style-name="P5">9.</text:p>
      <text:p text:style-name="P5"/>
      <text:p text:style-name="P5">10.</text:p>
      <text:p text:style-name="P6">ajioasjdifa</text:p>
      <text:p text:style-name="P5">11.</text:p>
      <text:p text:style-name="P5"/>
      <text:p text:style-name="P5">12.</text:p>
      <text:p text:style-name="P5"/>
      <text:p text:style-name="P5">13.</text:p>
      <text:p text:style-name="P5"/>
      <text:p text:style-name="P5">14.</text:p>
      <text:p text:style-name="P5"/>
      <text:p text:style-name="P5">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38:21.108139401</meta:creation-date>
    <dc:date>2019-08-20T13:25:27.244160485</dc:date>
    <meta:editing-duration>PT3M10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20" meta:word-count="80" meta:character-count="678" meta:non-whitespace-character-count="566"/>
  </office:meta>
</office:document-meta>
</file>